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)" office:value-type="float" office:value="101900">
            <text:p>1019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)" office:value-type="float" office:value="77900">
            <text:p>77900</text:p>
          </table:table-cell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24000">
            <text:p>24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2400">
            <text:p>24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</table:table-row>
        <table:table-row table:style-name="ro15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100">
            <text:p>100</text:p>
          </table:table-cell>
          <table:table-cell office:value-type="float" office:value="38000">
            <text:p>38000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3150">
            <text:p>3150</text:p>
          </table:table-cell>
          <table:table-cell office:value-type="string">
            <text:p>60000(salary)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35" office:value-type="float" office:value="16900">
            <text:p>169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11:4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15T11:48:30</dc:date>
    <meta:editing-duration>P6DT6H44M43S</meta:editing-duration>
    <meta:editing-cycles>2244</meta:editing-cycles>
    <meta:generator>OpenOffice/4.1.1$Unix OpenOffice.org_project/411m6$Build-9775</meta:generator>
    <dc:creator>Hasmik Dabaghyan</dc:creator>
    <meta:document-statistic meta:table-count="13" meta:cell-count="5465" meta:object-count="0"/>
  </office:meta>
</office:document-meta>
</file>